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837cm"/>
    </style:style>
    <style:style style:name="co4" style:family="table-column">
      <style:table-column-properties fo:break-before="auto" style:column-width="6.1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1.827cm" fo:break-before="auto" style:use-optimal-row-height="true"/>
    </style:style>
    <style:style style:name="ro4" style:family="table-row">
      <style:table-row-properties style:row-height="2.274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ro6" style:family="table-row">
      <style:table-row-properties style:row-height="3.166cm" fo:break-before="auto" style:use-optimal-row-height="true"/>
    </style:style>
    <style:style style:name="ro7" style:family="table-row">
      <style:table-row-properties style:row-height="2.7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Verdana" fo:font-size="10.5pt" style:font-size-asian="10.5pt" style:font-size-complex="10.5pt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Verdan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Verdan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font-name="Verdana"/>
    </style:style>
    <style:style style:name="ce7" style:family="table-cell" style:parent-style-name="Default">
      <style:table-cell-properties style:vertical-align="middle"/>
      <style:text-properties style:font-name="Verdan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Objective 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eck the interface between the login and mailbox module</text:p>
          </table:table-cell>
          <table:table-cell office:value-type="string" calcext:value-type="string">
            <text:p>Enter login credentials and click on the Login button</text:p>
          </table:table-cell>
          <table:table-cell office:value-type="string" calcext:value-type="string">
            <text:p>To be directed to the Mail Box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eck wherever recently received email is displayed as highlighted and bold in the Inbox section </text:p>
          </table:table-cell>
          <table:table-cell office:value-type="string" calcext:value-type="string">
            <text:p>Login to the mail check the mailbox</text:p>
          </table:table-cell>
          <table:table-cell office:value-type="string" calcext:value-type="string">
            <text:p>On login to the mail unread and the recently received email is displayed as highlighted and bold in the Inbox section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heck that a newly received email has correctly displayed sender email Id or name, mail subject and mail body(trimmed to a single line) </text:p>
          </table:table-cell>
          <table:table-cell office:value-type="string" calcext:value-type="string">
            <text:p>Login to the mail check the mailbox and click on the newly received email</text:p>
          </table:table-cell>
          <table:table-cell table:style-name="ce4" office:value-type="string" calcext:value-type="string">
            <text:p>On clicking on the mail it has to correctly display sender email Id or name, mail subject and mail body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Verify that count of unread emails is displayed alongside ‘Inbox’ text in the left sidebar of Gmail </text:p>
          </table:table-cell>
          <table:table-cell office:value-type="string" calcext:value-type="string">
            <text:p>Login to the mail check the count of the unread mails on the left side </text:p>
          </table:table-cell>
          <table:table-cell office:value-type="string" calcext:value-type="string">
            <text:p>On going to the mailbox count of unread emails is displayed alongside ‘Inbox’ text in the left sidebar of Gmail </text:p>
          </table:table-cell>
          <table:table-cell table:number-columns-repeated="102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heck that on clicking the newly received email, the user is navigated to email content </text:p>
          </table:table-cell>
          <table:table-cell office:value-type="string" calcext:value-type="string">
            <text:p>Login to the mail check the mailbox click on the newly received email</text:p>
          </table:table-cell>
          <table:table-cell office:value-type="string" calcext:value-type="string">
            <text:p>On clicking on the newly received email, the user is navigated to email content 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heck that any attachments are attached to the email and are downloadable.</text:p>
          </table:table-cell>
          <table:table-cell office:value-type="string" calcext:value-type="string">
            <text:p>Login to the mail check the mailbox and click on the received email and click on the download button of the attached file</text:p>
          </table:table-cell>
          <table:table-cell office:value-type="string" calcext:value-type="string">
            <text:p>On clicking the mail user find the attachments to the email and are downloadable.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heck that the attachments are scanned for viruses before download </text:p>
          </table:table-cell>
          <table:table-cell office:value-type="string" calcext:value-type="string">
            <text:p>Login to the mail check the mailbox and click on the received email and click on the download button of the attached file</text:p>
          </table:table-cell>
          <table:table-cell office:value-type="string" calcext:value-type="string">
            <text:p>On clicking on the download button attachments are scanned for viruses before download 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eck the interface between the mailbox and Delete mail module</text:p>
          </table:table-cell>
          <table:table-cell office:value-type="string" calcext:value-type="string">
            <text:p>From mail box select the mail and click on delete button</text:p>
          </table:table-cell>
          <table:table-cell office:value-type="string" calcext:value-type="string">
            <text:p>Selected mail should be appear in the Delete/Trash folder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heck the interface between the mailbox and Important mail module</text:p>
          </table:table-cell>
          <table:table-cell office:value-type="string" calcext:value-type="string">
            <text:p>From mail box select the mail and click on important button</text:p>
          </table:table-cell>
          <table:table-cell office:value-type="string" calcext:value-type="string">
            <text:p>Selected mail should be appear in the Important section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heck the interface between the mailbox and Starred mail module</text:p>
          </table:table-cell>
          <table:table-cell office:value-type="string" calcext:value-type="string">
            <text:p>From mail box select the mail and click on Starred button</text:p>
          </table:table-cell>
          <table:table-cell office:value-type="string" calcext:value-type="string">
            <text:p>Selected mail should be appear in the Starred section</text:p>
          </table:table-cell>
          <table:table-cell table:number-columns-repeated="1020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heck that on clicking ‘Compose’ button, a frame to compose a mail gets displayed</text:p>
          </table:table-cell>
          <table:table-cell office:value-type="string" calcext:value-type="string">
            <text:p>From mail home page click on the compose button</text:p>
          </table:table-cell>
          <table:table-cell office:value-type="string" calcext:value-type="string">
            <text:p>On clicking on the compose button a frame to compose a mail gets displayed.</text:p>
          </table:table-cell>
          <table:table-cell table:number-columns-repeated="1020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heck that the user can type Subject line in the ‘Subject’ textbox.</text:p>
          </table:table-cell>
          <table:table-cell office:value-type="string" calcext:value-type="string">
            <text:p>From mail home page click on the compose button and type the subject in subject textbox</text:p>
          </table:table-cell>
          <table:table-cell table:style-name="ce5" office:value-type="string" calcext:value-type="string">
            <text:p>User can type Subject line in the ‘Subject’ textbox.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Verify that the user can type the email in the email-body section </text:p>
          </table:table-cell>
          <table:table-cell office:value-type="string" calcext:value-type="string">
            <text:p>From mail home page click on the compose button and type the email body in body section.</text:p>
          </table:table-cell>
          <table:table-cell table:style-name="ce5" office:value-type="string" calcext:value-type="string">
            <text:p>User can type the email in the email-body section 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Verify that users can format mail using editor-options provided like choosing font-family, font-size, bold-italic-underline, etc </text:p>
          </table:table-cell>
          <table:table-cell office:value-type="string" calcext:value-type="string">
            <text:p>From mail home page click on the compose button and on clicking on editor option </text:p>
          </table:table-cell>
          <table:table-cell table:style-name="ce5" office:value-type="string" calcext:value-type="string">
            <text:p>Users can format mail using editor-options provided like choosing font-family, font-size, bold-italic-underline, etc </text:p>
          </table:table-cell>
          <table:table-cell table:number-columns-repeated="1020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heck that the emails composed but not sent remain in the draft section.</text:p>
          </table:table-cell>
          <table:table-cell office:value-type="string" calcext:value-type="string">
            <text:p>Enter the subject or body of the mail and close the compose tab</text:p>
          </table:table-cell>
          <table:table-cell office:value-type="string" calcext:value-type="string">
            <text:p>Closed mail should be appear in the Draft folder/Section</text:p>
          </table:table-cell>
          <table:table-cell table:number-columns-repeated="1020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Check that if the email is sent without Subject, a pop-up is generated warning user about no subject line. Also, verify that on accepting the pop-up message, the user is able to send the email.</text:p>
          </table:table-cell>
          <table:table-cell office:value-type="string" calcext:value-type="string">
            <text:p>a. Create a mail without giving the subject and click on send. <text:s text:c="44"/>b. And accept the pop-up message</text:p>
          </table:table-cell>
          <table:table-cell office:value-type="string" calcext:value-type="string">
            <text:p>On clicking on sent button a pop-up is generated warning user about no subject line and on accepting the pop-up message, the user is able to send the email. </text:p>
          </table:table-cell>
          <table:table-cell table:number-columns-repeated="1020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heck that sent mails can be found in ‘Sent Mail’ sections of the sender.</text:p>
          </table:table-cell>
          <table:table-cell office:value-type="string" calcext:value-type="string">
            <text:p>Enter the subject and body of the mail and click on send button</text:p>
          </table:table-cell>
          <table:table-cell office:value-type="string" calcext:value-type="string">
            <text:p>Sent mail should be appear in the Sent Mail section.</text:p>
          </table:table-cell>
          <table:table-cell table:number-columns-repeated="1020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Check if special characters are entered by mistakenly in the TO, CC, or BCC section, and when you hit the send button, an error popup should be displayed.</text:p>
          </table:table-cell>
          <table:table-cell office:value-type="string" calcext:value-type="string">
            <text:p>Enter special characters in the TO,CC or BCC section and click on send button</text:p>
          </table:table-cell>
          <table:table-cell office:value-type="string" calcext:value-type="string">
            <text:p>On clicking on sent button a pop-up is generated warning user about the field</text:p>
          </table:table-cell>
          <table:table-cell table:number-columns-repeated="1020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 check wherever the user can add files in the attachment section. </text:p>
          </table:table-cell>
          <table:table-cell office:value-type="string" calcext:value-type="string">
            <text:p>a. From mail home page click on the compose button <text:s text:c="11"/>b. Select the ‘Attach files’</text:p>
          </table:table-cell>
          <table:table-cell table:style-name="ce6" office:value-type="string" calcext:value-type="string">
            <text:p>On clicking on attach files users can add files in the attachment section.</text:p>
          </table:table-cell>
          <table:table-cell table:style-name="ce7"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Check when the user places mouse hovers on the email id, then contact information should be displayed </text:p>
          </table:table-cell>
          <table:table-cell table:style-name="ce5" office:value-type="string" calcext:value-type="string">
            <text:p>On mouse hovers on the email id</text:p>
          </table:table-cell>
          <table:table-cell table:style-name="ce5" office:value-type="string" calcext:value-type="string">
            <text:p>when the user places mouse hovers on the email id, then contact information should be displayed </text:p>
          </table:table-cell>
          <table:table-cell table:number-columns-repeated="1020"/>
        </table:table-row>
        <table:table-row table:style-name="ro8" table:number-rows-repeated="2">
          <table:table-cell table:style-name="ce3" table:number-columns-repeated="1024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0:18:52.154000000</meta:creation-date>
    <dc:date>2021-10-27T12:07:10.674000000</dc:date>
    <meta:editing-duration>PT7M16S</meta:editing-duration>
    <meta:editing-cycles>2</meta:editing-cycles>
    <meta:generator>LibreOffice/7.1.6.2$Windows_X86_64 LibreOffice_project/0e133318fcee89abacd6a7d077e292f1145735c3</meta:generator>
    <meta:document-statistic meta:table-count="1" meta:cell-count="84" meta:object-count="0"/>
  </office:meta>
</office:document-meta>
</file>